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countDisabledException.AccountDisabl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isabledException.AccountDisabled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isabledException.AccountDisabledException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